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_Main" svg:font-family="MathJax_Ma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text-position="0% 100%" fo:font-size="15pt" fo:font-style="italic" officeooo:rsid="02045951" officeooo:paragraph-rsid="016273a1" style:font-size-asian="15pt" style:font-style-asian="italic" style:font-size-complex="15pt" style:font-style-complex="italic"/>
    </style:style>
    <style:style style:name="P2" style:family="paragraph" style:parent-style-name="Standard">
      <style:paragraph-properties fo:line-height="150%"/>
      <style:text-properties style:text-position="0% 100%" fo:font-size="15pt" fo:font-style="normal" fo:font-weight="normal" officeooo:rsid="01c25d16" officeooo:paragraph-rsid="00127b0b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line-height="150%"/>
      <style:text-properties style:text-position="0% 100%" fo:font-size="15pt" fo:font-style="normal" fo:font-weight="bold" officeooo:rsid="014cfd49" officeooo:paragraph-rsid="014cfd49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line-height="115%"/>
      <style:text-properties style:text-position="0% 100%" style:font-name="MathJax_Main" fo:font-size="15pt" fo:font-style="normal" fo:font-weight="normal" officeooo:rsid="003a9861" officeooo:paragraph-rsid="004f131a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line-height="115%"/>
      <style:text-properties style:text-position="0% 100%" style:font-name="MathJax_Main" fo:font-size="15pt" fo:font-style="normal" fo:font-weight="normal" officeooo:rsid="010e188a" officeooo:paragraph-rsid="00ed93b8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line-height="115%"/>
      <style:text-properties style:text-position="0% 100%" style:font-name="MathJax_Main" fo:font-size="15pt" fo:font-style="normal" fo:font-weight="bold" officeooo:rsid="00bce219" officeooo:paragraph-rsid="00c9fca1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fo:font-size="20pt" fo:font-weight="bold" officeooo:rsid="00d9ee56" officeooo:paragraph-rsid="00127b0b" style:font-size-asian="17.5pt" style:font-weight-asian="bold" style:font-size-complex="20pt" style:font-weight-complex="bold"/>
    </style:style>
    <style:style style:name="P8" style:family="paragraph" style:parent-style-name="Standard">
      <style:text-properties fo:font-size="15pt" fo:font-weight="bold" officeooo:rsid="00d9ee56" officeooo:paragraph-rsid="00127b0b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officeooo:rsid="00d9ee56" officeooo:paragraph-rsid="00127b0b" style:font-size-asian="15pt" style:font-size-complex="15pt"/>
    </style:style>
    <style:style style:name="P10" style:family="paragraph" style:parent-style-name="Standard">
      <style:paragraph-properties fo:line-height="150%"/>
      <style:text-properties fo:font-size="15pt" fo:font-style="normal" fo:font-weight="bold" officeooo:rsid="00648c56" officeooo:paragraph-rsid="00127b0b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line-height="150%"/>
      <style:text-properties fo:font-size="15pt" fo:font-style="normal" officeooo:rsid="00ae04ea" officeooo:paragraph-rsid="00127b0b" style:font-size-asian="15pt" style:font-style-asian="normal" style:font-size-complex="15pt" style:font-style-complex="normal"/>
    </style:style>
    <style:style style:name="P12" style:family="paragraph" style:parent-style-name="Standard">
      <style:paragraph-properties fo:line-height="150%"/>
      <style:text-properties fo:font-size="15pt" fo:font-style="normal" officeooo:rsid="0066703a" officeooo:paragraph-rsid="00127b0b" style:font-size-asian="15pt" style:font-style-asian="normal" style:font-size-complex="15pt" style:font-style-complex="normal"/>
    </style:style>
    <style:style style:name="P13" style:family="paragraph" style:parent-style-name="Standard">
      <style:paragraph-properties fo:line-height="150%"/>
      <style:text-properties fo:font-size="15pt" fo:font-style="normal" officeooo:rsid="0138c060" officeooo:paragraph-rsid="0138c060" style:font-size-asian="15pt" style:font-style-asian="normal" style:font-size-complex="15pt" style:font-style-complex="normal"/>
    </style:style>
    <style:style style:name="P14" style:family="paragraph" style:parent-style-name="Standard">
      <style:paragraph-properties fo:line-height="150%"/>
      <style:text-properties fo:font-size="15pt" fo:font-style="italic" officeooo:rsid="00bbed8f" officeooo:paragraph-rsid="00127b0b" style:font-size-asian="15pt" style:font-style-asian="italic" style:font-size-complex="15pt" style:font-style-complex="italic"/>
    </style:style>
    <style:style style:name="P15" style:family="paragraph" style:parent-style-name="Standard">
      <style:paragraph-properties fo:line-height="150%"/>
      <style:text-properties fo:font-size="15pt" fo:font-style="italic" officeooo:rsid="01ff8853" officeooo:paragraph-rsid="00127b0b" style:font-size-asian="15pt" style:font-style-asian="italic" style:font-size-complex="15pt" style:font-style-complex="italic"/>
    </style:style>
    <style:style style:name="P16" style:family="paragraph" style:parent-style-name="Standard">
      <style:paragraph-properties fo:line-height="115%"/>
      <style:text-properties fo:font-size="15pt" fo:font-weight="normal" officeooo:rsid="00226f66" officeooo:paragraph-rsid="004f131a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line-height="115%"/>
      <style:text-properties fo:font-size="15pt" fo:font-weight="normal" officeooo:rsid="00226f66" officeooo:paragraph-rsid="00c9fca1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line-height="115%"/>
      <style:text-properties fo:font-size="15pt" fo:font-weight="normal" officeooo:rsid="005480a3" officeooo:paragraph-rsid="005480a3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line-height="115%"/>
      <style:text-properties fo:font-size="15pt" fo:font-weight="normal" officeooo:rsid="00ed93b8" officeooo:paragraph-rsid="00ed93b8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line-height="150%"/>
      <style:text-properties style:text-position="0% 100%" fo:font-size="15pt" fo:font-style="normal" fo:font-weight="bold" officeooo:rsid="009b389d" officeooo:paragraph-rsid="00127b0b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text-properties fo:font-size="15pt" fo:font-style="normal" fo:font-weight="bold" officeooo:rsid="00648c56" officeooo:paragraph-rsid="00127b0b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202a76b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207998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16273a1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166bbe8" style:font-style-asian="normal" style:font-weight-asian="normal" style:font-style-complex="normal" style:font-weight-complex="normal"/>
    </style:style>
    <style:style style:name="T6" style:family="text">
      <style:text-properties fo:font-style="italic" officeooo:rsid="00b8bba8" style:font-style-asian="italic" style:font-style-complex="italic"/>
    </style:style>
    <style:style style:name="T7" style:family="text">
      <style:text-properties style:text-position="0% 100%" style:font-name="MathJax_Main" fo:font-size="16pt" fo:font-style="normal" officeooo:rsid="0036b883" style:font-size-asian="16pt" style:font-style-asian="normal" style:font-size-complex="16pt" style:font-style-complex="normal"/>
    </style:style>
    <style:style style:name="T8" style:family="text">
      <style:text-properties style:text-position="0% 100%" style:font-name="MathJax_Main" fo:font-style="normal" style:font-style-asian="normal" style:font-style-complex="normal"/>
    </style:style>
    <style:style style:name="T9" style:family="text">
      <style:text-properties style:text-position="0% 100%" style:font-name="MathJax_Main" fo:font-style="normal" officeooo:rsid="017923b2" style:font-style-asian="normal" style:font-style-complex="normal"/>
    </style:style>
    <style:style style:name="T10" style:family="text">
      <style:text-properties style:text-position="0% 100%" style:font-name="MathJax_Main" fo:font-style="normal" officeooo:rsid="0023630d" style:font-style-asian="normal" style:font-style-complex="normal"/>
    </style:style>
    <style:style style:name="T11" style:family="text">
      <style:text-properties style:text-position="0% 100%" style:font-name="MathJax_Main" fo:font-style="normal" officeooo:rsid="00242e00" style:font-style-asian="normal" style:font-style-complex="normal"/>
    </style:style>
    <style:style style:name="T12" style:family="text">
      <style:text-properties style:text-position="0% 100%" style:font-name="MathJax_Main" fo:font-style="normal" officeooo:rsid="002450aa" style:font-style-asian="normal" style:font-style-complex="normal"/>
    </style:style>
    <style:style style:name="T13" style:family="text">
      <style:text-properties style:text-position="0% 100%" style:font-name="MathJax_Main" fo:font-style="normal" officeooo:rsid="0025a493" style:font-style-asian="normal" style:font-style-complex="normal"/>
    </style:style>
    <style:style style:name="T14" style:family="text">
      <style:text-properties style:text-position="0% 100%" style:font-name="MathJax_Main" fo:font-style="normal" officeooo:rsid="00263c13" style:font-style-asian="normal" style:font-style-complex="normal"/>
    </style:style>
    <style:style style:name="T15" style:family="text">
      <style:text-properties style:text-position="0% 100%" style:font-name="MathJax_Main" fo:font-style="normal" officeooo:rsid="00283bb3" style:font-style-asian="normal" style:font-style-complex="normal"/>
    </style:style>
    <style:style style:name="T16" style:family="text">
      <style:text-properties style:text-position="0% 100%" style:font-name="MathJax_Main" fo:font-style="normal" officeooo:rsid="0035f598" style:font-style-asian="normal" style:font-style-complex="normal"/>
    </style:style>
    <style:style style:name="T17" style:family="text">
      <style:text-properties style:text-position="0% 100%" style:font-name="MathJax_Main" fo:font-style="normal" officeooo:rsid="0036b883" style:font-style-asian="normal" style:font-style-complex="normal"/>
    </style:style>
    <style:style style:name="T18" style:family="text">
      <style:text-properties style:text-position="0% 100%" style:font-name="MathJax_Main" fo:font-style="normal" officeooo:rsid="0036d310" style:font-style-asian="normal" style:font-style-complex="normal"/>
    </style:style>
    <style:style style:name="T19" style:family="text">
      <style:text-properties style:text-position="0% 100%" style:font-name="MathJax_Main" fo:font-style="normal" officeooo:rsid="00389bae" style:font-style-asian="normal" style:font-style-complex="normal"/>
    </style:style>
    <style:style style:name="T20" style:family="text">
      <style:text-properties style:text-position="0% 100%" style:font-name="MathJax_Main" fo:font-style="normal" officeooo:rsid="0038f3e0" style:font-style-asian="normal" style:font-style-complex="normal"/>
    </style:style>
    <style:style style:name="T21" style:family="text">
      <style:text-properties style:text-position="0% 100%" style:font-name="MathJax_Main" fo:font-style="normal" officeooo:rsid="003a9861" style:font-style-asian="normal" style:font-style-complex="normal"/>
    </style:style>
    <style:style style:name="T22" style:family="text">
      <style:text-properties style:text-position="0% 100%" style:font-name="MathJax_Main" fo:font-style="normal" officeooo:rsid="00472044" style:font-style-asian="normal" style:font-style-complex="normal"/>
    </style:style>
    <style:style style:name="T23" style:family="text">
      <style:text-properties style:text-position="0% 100%" style:font-name="MathJax_Main" fo:font-style="normal" officeooo:rsid="004d20cc" style:font-style-asian="normal" style:font-style-complex="normal"/>
    </style:style>
    <style:style style:name="T24" style:family="text">
      <style:text-properties style:text-position="0% 100%" style:font-name="MathJax_Main" fo:font-style="normal" officeooo:rsid="004ea8e5" style:font-style-asian="normal" style:font-style-complex="normal"/>
    </style:style>
    <style:style style:name="T25" style:family="text">
      <style:text-properties style:text-position="0% 100%" style:font-name="MathJax_Main" fo:font-style="normal" officeooo:rsid="0054b296" style:font-style-asian="normal" style:font-style-complex="normal"/>
    </style:style>
    <style:style style:name="T26" style:family="text">
      <style:text-properties style:text-position="0% 100%" style:font-name="MathJax_Main" fo:font-style="normal" officeooo:rsid="0054e813" style:font-style-asian="normal" style:font-style-complex="normal"/>
    </style:style>
    <style:style style:name="T27" style:family="text">
      <style:text-properties style:text-position="0% 100%" style:font-name="MathJax_Main" fo:font-style="normal" officeooo:rsid="0055c644" style:font-style-asian="normal" style:font-style-complex="normal"/>
    </style:style>
    <style:style style:name="T28" style:family="text">
      <style:text-properties style:text-position="0% 100%" style:font-name="MathJax_Main" fo:font-style="normal" officeooo:rsid="0057319f" style:font-style-asian="normal" style:font-style-complex="normal"/>
    </style:style>
    <style:style style:name="T29" style:family="text">
      <style:text-properties style:text-position="0% 100%" style:font-name="MathJax_Main" fo:font-style="normal" officeooo:rsid="005a6499" style:font-style-asian="normal" style:font-style-complex="normal"/>
    </style:style>
    <style:style style:name="T30" style:family="text">
      <style:text-properties style:text-position="0% 100%" style:font-name="MathJax_Main" fo:font-style="normal" officeooo:rsid="005c1bc6" style:font-style-asian="normal" style:font-style-complex="normal"/>
    </style:style>
    <style:style style:name="T31" style:family="text">
      <style:text-properties style:text-position="0% 100%" style:font-name="MathJax_Main" fo:font-style="normal" officeooo:rsid="005dbb99" style:font-style-asian="normal" style:font-style-complex="normal"/>
    </style:style>
    <style:style style:name="T32" style:family="text">
      <style:text-properties style:text-position="0% 100%" style:font-name="MathJax_Main" fo:font-style="normal" officeooo:rsid="0060b5ac" style:font-style-asian="normal" style:font-style-complex="normal"/>
    </style:style>
    <style:style style:name="T33" style:family="text">
      <style:text-properties style:text-position="0% 100%" style:font-name="MathJax_Main" fo:font-style="normal" officeooo:rsid="006263f6" style:font-style-asian="normal" style:font-style-complex="normal"/>
    </style:style>
    <style:style style:name="T34" style:family="text">
      <style:text-properties style:text-position="0% 100%" style:font-name="MathJax_Main" fo:font-style="normal" officeooo:rsid="00626ed2" style:font-style-asian="normal" style:font-style-complex="normal"/>
    </style:style>
    <style:style style:name="T35" style:family="text">
      <style:text-properties style:text-position="0% 100%" style:font-name="MathJax_Main" fo:font-style="normal" officeooo:rsid="0063fb35" style:font-style-asian="normal" style:font-style-complex="normal"/>
    </style:style>
    <style:style style:name="T36" style:family="text">
      <style:text-properties style:text-position="0% 100%" style:font-name="MathJax_Main" fo:font-style="normal" officeooo:rsid="0066295d" style:font-style-asian="normal" style:font-style-complex="normal"/>
    </style:style>
    <style:style style:name="T37" style:family="text">
      <style:text-properties style:text-position="0% 100%" style:font-name="MathJax_Main" fo:font-style="normal" officeooo:rsid="0067dfeb" style:font-style-asian="normal" style:font-style-complex="normal"/>
    </style:style>
    <style:style style:name="T38" style:family="text">
      <style:text-properties style:text-position="0% 100%" style:font-name="MathJax_Main" fo:font-style="normal" officeooo:rsid="0067e906" style:font-style-asian="normal" style:font-style-complex="normal"/>
    </style:style>
    <style:style style:name="T39" style:family="text">
      <style:text-properties style:text-position="0% 100%" style:font-name="MathJax_Main" fo:font-style="normal" officeooo:rsid="006fa9cf" style:font-style-asian="normal" style:font-style-complex="normal"/>
    </style:style>
    <style:style style:name="T40" style:family="text">
      <style:text-properties style:text-position="0% 100%" style:font-name="MathJax_Main" fo:font-style="normal" officeooo:rsid="00727e3d" style:font-style-asian="normal" style:font-style-complex="normal"/>
    </style:style>
    <style:style style:name="T41" style:family="text">
      <style:text-properties style:text-position="0% 100%" style:font-name="MathJax_Main" fo:font-style="normal" officeooo:rsid="00741e11" style:font-style-asian="normal" style:font-style-complex="normal"/>
    </style:style>
    <style:style style:name="T42" style:family="text">
      <style:text-properties style:text-position="0% 100%" style:font-name="MathJax_Main" fo:font-style="normal" officeooo:rsid="007dc3a5" style:font-style-asian="normal" style:font-style-complex="normal"/>
    </style:style>
    <style:style style:name="T43" style:family="text">
      <style:text-properties style:text-position="0% 100%" style:font-name="MathJax_Main" fo:font-style="normal" officeooo:rsid="007f8aac" style:font-style-asian="normal" style:font-style-complex="normal"/>
    </style:style>
    <style:style style:name="T44" style:family="text">
      <style:text-properties style:text-position="0% 100%" style:font-name="MathJax_Main" fo:font-style="normal" officeooo:rsid="008110be" style:font-style-asian="normal" style:font-style-complex="normal"/>
    </style:style>
    <style:style style:name="T45" style:family="text">
      <style:text-properties style:text-position="0% 100%" style:font-name="MathJax_Main" fo:font-style="normal" officeooo:rsid="008290e0" style:font-style-asian="normal" style:font-style-complex="normal"/>
    </style:style>
    <style:style style:name="T46" style:family="text">
      <style:text-properties style:text-position="0% 100%" style:font-name="MathJax_Main" fo:font-style="normal" officeooo:rsid="008b419d" style:font-style-asian="normal" style:font-style-complex="normal"/>
    </style:style>
    <style:style style:name="T47" style:family="text">
      <style:text-properties style:text-position="0% 100%" style:font-name="MathJax_Main" fo:font-style="normal" officeooo:rsid="00966801" style:font-style-asian="normal" style:font-style-complex="normal"/>
    </style:style>
    <style:style style:name="T48" style:family="text">
      <style:text-properties style:text-position="0% 100%" style:font-name="MathJax_Main" fo:font-style="normal" officeooo:rsid="00985c7a" style:font-style-asian="normal" style:font-style-complex="normal"/>
    </style:style>
    <style:style style:name="T49" style:family="text">
      <style:text-properties style:text-position="0% 100%" style:font-name="MathJax_Main" fo:font-style="normal" officeooo:rsid="00a12e74" style:font-style-asian="normal" style:font-style-complex="normal"/>
    </style:style>
    <style:style style:name="T50" style:family="text">
      <style:text-properties style:text-position="0% 100%" style:font-name="MathJax_Main" fo:font-style="normal" officeooo:rsid="00a2d22d" style:font-style-asian="normal" style:font-style-complex="normal"/>
    </style:style>
    <style:style style:name="T51" style:family="text">
      <style:text-properties style:text-position="0% 100%" style:font-name="MathJax_Main" fo:font-style="normal" officeooo:rsid="00a55bc0" style:font-style-asian="normal" style:font-style-complex="normal"/>
    </style:style>
    <style:style style:name="T52" style:family="text">
      <style:text-properties style:text-position="0% 100%" style:font-name="MathJax_Main" fo:font-style="normal" officeooo:rsid="00a58b4a" style:font-style-asian="normal" style:font-style-complex="normal"/>
    </style:style>
    <style:style style:name="T53" style:family="text">
      <style:text-properties style:text-position="0% 100%" style:font-name="MathJax_Main" fo:font-style="normal" officeooo:rsid="00a63c71" style:font-style-asian="normal" style:font-style-complex="normal"/>
    </style:style>
    <style:style style:name="T54" style:family="text">
      <style:text-properties style:text-position="0% 100%" style:font-name="MathJax_Main" fo:font-style="normal" officeooo:rsid="00a94c10" style:font-style-asian="normal" style:font-style-complex="normal"/>
    </style:style>
    <style:style style:name="T55" style:family="text">
      <style:text-properties style:text-position="0% 100%" style:font-name="MathJax_Main" fo:font-style="normal" officeooo:rsid="00aa5aad" style:font-style-asian="normal" style:font-style-complex="normal"/>
    </style:style>
    <style:style style:name="T56" style:family="text">
      <style:text-properties style:text-position="0% 100%" style:font-name="MathJax_Main" fo:font-style="normal" officeooo:rsid="00b06b9a" style:font-style-asian="normal" style:font-style-complex="normal"/>
    </style:style>
    <style:style style:name="T57" style:family="text">
      <style:text-properties style:text-position="0% 100%" style:font-name="MathJax_Main" fo:font-style="normal" officeooo:rsid="00b0f046" style:font-style-asian="normal" style:font-style-complex="normal"/>
    </style:style>
    <style:style style:name="T58" style:family="text">
      <style:text-properties style:text-position="0% 100%" style:font-name="MathJax_Main" fo:font-style="normal" officeooo:rsid="00b19bcb" style:font-style-asian="normal" style:font-style-complex="normal"/>
    </style:style>
    <style:style style:name="T59" style:family="text">
      <style:text-properties style:text-position="0% 100%" style:font-name="MathJax_Main" fo:font-style="normal" officeooo:rsid="00b19e3a" style:font-style-asian="normal" style:font-style-complex="normal"/>
    </style:style>
    <style:style style:name="T60" style:family="text">
      <style:text-properties style:text-position="0% 100%" style:font-name="MathJax_Main" fo:font-style="normal" officeooo:rsid="00b36da1" style:font-style-asian="normal" style:font-style-complex="normal"/>
    </style:style>
    <style:style style:name="T61" style:family="text">
      <style:text-properties style:text-position="0% 100%" style:font-name="MathJax_Main" fo:font-style="normal" officeooo:rsid="00b4a63e" style:font-style-asian="normal" style:font-style-complex="normal"/>
    </style:style>
    <style:style style:name="T62" style:family="text">
      <style:text-properties style:text-position="0% 100%" style:font-name="MathJax_Main" fo:font-style="normal" officeooo:rsid="00bb2a8b" style:font-style-asian="normal" style:font-style-complex="normal"/>
    </style:style>
    <style:style style:name="T63" style:family="text">
      <style:text-properties style:text-position="0% 100%" style:font-name="MathJax_Main" fo:font-style="normal" officeooo:rsid="00bb6911" style:font-style-asian="normal" style:font-style-complex="normal"/>
    </style:style>
    <style:style style:name="T64" style:family="text">
      <style:text-properties style:text-position="0% 100%" style:font-name="MathJax_Main" fo:font-style="normal" officeooo:rsid="00bc0972" style:font-style-asian="normal" style:font-style-complex="normal"/>
    </style:style>
    <style:style style:name="T65" style:family="text">
      <style:text-properties style:text-position="0% 100%" style:font-name="MathJax_Main" fo:font-style="normal" officeooo:rsid="00bc1299" style:font-style-asian="normal" style:font-style-complex="normal"/>
    </style:style>
    <style:style style:name="T66" style:family="text">
      <style:text-properties style:text-position="0% 100%" style:font-name="MathJax_Main" fo:font-style="normal" officeooo:rsid="00bce219" style:font-style-asian="normal" style:font-style-complex="normal"/>
    </style:style>
    <style:style style:name="T67" style:family="text">
      <style:text-properties style:text-position="0% 100%" style:font-name="MathJax_Main" fo:font-style="normal" officeooo:rsid="00be48f6" style:font-style-asian="normal" style:font-style-complex="normal"/>
    </style:style>
    <style:style style:name="T68" style:family="text">
      <style:text-properties style:text-position="0% 100%" style:font-name="MathJax_Main" fo:font-style="normal" officeooo:rsid="00bf5eb9" style:font-style-asian="normal" style:font-style-complex="normal"/>
    </style:style>
    <style:style style:name="T69" style:family="text">
      <style:text-properties style:text-position="0% 100%" style:font-name="MathJax_Main" fo:font-style="normal" officeooo:rsid="00bfa064" style:font-style-asian="normal" style:font-style-complex="normal"/>
    </style:style>
    <style:style style:name="T70" style:family="text">
      <style:text-properties style:text-position="0% 100%" style:font-name="MathJax_Main" fo:font-style="normal" officeooo:rsid="00c1dc07" style:font-style-asian="normal" style:font-style-complex="normal"/>
    </style:style>
    <style:style style:name="T71" style:family="text">
      <style:text-properties style:text-position="0% 100%" style:font-name="MathJax_Main" fo:font-style="normal" officeooo:rsid="00c459a7" style:font-style-asian="normal" style:font-style-complex="normal"/>
    </style:style>
    <style:style style:name="T72" style:family="text">
      <style:text-properties style:text-position="0% 100%" style:font-name="MathJax_Main" fo:font-style="normal" officeooo:rsid="00c5726a" style:font-style-asian="normal" style:font-style-complex="normal"/>
    </style:style>
    <style:style style:name="T73" style:family="text">
      <style:text-properties style:text-position="0% 100%" style:font-name="MathJax_Main" fo:font-style="normal" officeooo:rsid="00ef0e6d" style:font-style-asian="normal" style:font-style-complex="normal"/>
    </style:style>
    <style:style style:name="T74" style:family="text">
      <style:text-properties style:text-position="0% 100%" style:font-name="MathJax_Main" fo:font-style="normal" officeooo:rsid="00f5ad21" style:font-style-asian="normal" style:font-style-complex="normal"/>
    </style:style>
    <style:style style:name="T75" style:family="text">
      <style:text-properties style:text-position="0% 100%" style:font-name="MathJax_Main" fo:font-style="normal" officeooo:rsid="00f76609" style:font-style-asian="normal" style:font-style-complex="normal"/>
    </style:style>
    <style:style style:name="T76" style:family="text">
      <style:text-properties style:text-position="0% 100%" style:font-name="MathJax_Main" fo:font-style="normal" officeooo:rsid="00fa90b8" style:font-style-asian="normal" style:font-style-complex="normal"/>
    </style:style>
    <style:style style:name="T77" style:family="text">
      <style:text-properties style:text-position="0% 100%" style:font-name="MathJax_Main" fo:font-style="normal" officeooo:rsid="00fbe72e" style:font-style-asian="normal" style:font-style-complex="normal"/>
    </style:style>
    <style:style style:name="T78" style:family="text">
      <style:text-properties style:text-position="0% 100%" style:font-name="MathJax_Main" fo:font-style="normal" officeooo:rsid="00fe51e4" style:font-style-asian="normal" style:font-style-complex="normal"/>
    </style:style>
    <style:style style:name="T79" style:family="text">
      <style:text-properties style:text-position="0% 100%" style:font-name="MathJax_Main" fo:font-style="normal" officeooo:rsid="010109f4" style:font-style-asian="normal" style:font-style-complex="normal"/>
    </style:style>
    <style:style style:name="T80" style:family="text">
      <style:text-properties style:text-position="0% 100%" style:font-name="MathJax_Main" fo:font-style="normal" officeooo:rsid="0103ade4" style:font-style-asian="normal" style:font-style-complex="normal"/>
    </style:style>
    <style:style style:name="T81" style:family="text">
      <style:text-properties style:text-position="0% 100%" style:font-name="MathJax_Main" fo:font-style="normal" officeooo:rsid="010a7aa1" style:font-style-asian="normal" style:font-style-complex="normal"/>
    </style:style>
    <style:style style:name="T82" style:family="text">
      <style:text-properties style:text-position="0% 100%" style:font-name="MathJax_Main" fo:font-style="normal" officeooo:rsid="010d799f" style:font-style-asian="normal" style:font-style-complex="normal"/>
    </style:style>
    <style:style style:name="T83" style:family="text">
      <style:text-properties style:text-position="0% 100%" style:font-name="MathJax_Main" fo:font-style="normal" officeooo:rsid="010e188a" style:font-style-asian="normal" style:font-style-complex="normal"/>
    </style:style>
    <style:style style:name="T84" style:family="text">
      <style:text-properties style:text-position="0% 100%" style:font-name="MathJax_Main" fo:font-style="normal" officeooo:rsid="0129bdb8" style:font-style-asian="normal" style:font-style-complex="normal"/>
    </style:style>
    <style:style style:name="T85" style:family="text">
      <style:text-properties style:text-position="0% 100%" style:font-name="MathJax_Main" fo:font-style="normal" fo:font-weight="bold" officeooo:rsid="00aa5aad" style:font-style-asian="normal" style:font-weight-asian="bold" style:font-style-complex="normal" style:font-weight-complex="bold"/>
    </style:style>
    <style:style style:name="T86" style:family="text">
      <style:text-properties style:text-position="0% 100%" style:font-name="MathJax_Main" fo:font-style="normal" fo:font-weight="bold" officeooo:rsid="00b19bcb" style:font-style-asian="normal" style:font-weight-asian="bold" style:font-style-complex="normal" style:font-weight-complex="bold"/>
    </style:style>
    <style:style style:name="T87" style:family="text">
      <style:text-properties style:text-position="0% 100%" style:font-name="MathJax_Main" fo:font-style="normal" fo:font-weight="bold" officeooo:rsid="00b4ce83" style:font-style-asian="normal" style:font-weight-asian="bold" style:font-style-complex="normal" style:font-weight-complex="bold"/>
    </style:style>
    <style:style style:name="T88" style:family="text">
      <style:text-properties style:text-position="0% 100%" style:font-name="MathJax_Main" fo:font-style="normal" fo:font-weight="bold" officeooo:rsid="00b36da1" style:font-style-asian="normal" style:font-weight-asian="bold" style:font-style-complex="normal" style:font-weight-complex="bold"/>
    </style:style>
    <style:style style:name="T89" style:family="text">
      <style:text-properties style:text-position="0% 100%" style:font-name="MathJax_Main" fo:font-style="normal" fo:font-weight="bold" officeooo:rsid="00c53e47" style:font-style-asian="normal" style:font-weight-asian="bold" style:font-style-complex="normal" style:font-weight-complex="bold"/>
    </style:style>
    <style:style style:name="T90" style:family="text">
      <style:text-properties style:text-position="0% 100%" style:font-name="MathJax_Main" fo:font-style="normal" fo:font-weight="bold" officeooo:rsid="00e79cf1" style:font-size-asian="13.1000003814697pt" style:font-style-asian="normal" style:font-weight-asian="bold" style:font-style-complex="normal" style:font-weight-complex="bold"/>
    </style:style>
    <style:style style:name="T91" style:family="text">
      <style:text-properties style:text-position="0% 100%" style:font-name="MathJax_Main" fo:font-style="normal" officeooo:rsid="00ca21db" style:font-size-asian="13.1000003814697pt" style:font-style-asian="normal" style:font-style-complex="normal"/>
    </style:style>
    <style:style style:name="T92" style:family="text">
      <style:text-properties style:text-position="0% 100%" style:font-name="MathJax_Main" fo:font-style="normal" officeooo:rsid="00cb26a1" style:font-size-asian="13.1000003814697pt" style:font-style-asian="normal" style:font-style-complex="normal"/>
    </style:style>
    <style:style style:name="T93" style:family="text">
      <style:text-properties style:text-position="0% 100%" style:font-name="MathJax_Main" fo:font-style="normal" officeooo:rsid="00ccd225" style:font-size-asian="13.1000003814697pt" style:font-style-asian="normal" style:font-style-complex="normal"/>
    </style:style>
    <style:style style:name="T94" style:family="text">
      <style:text-properties style:text-position="0% 100%" style:font-name="MathJax_Main" fo:font-style="normal" officeooo:rsid="00d0d8ee" style:font-size-asian="13.1000003814697pt" style:font-style-asian="normal" style:font-style-complex="normal"/>
    </style:style>
    <style:style style:name="T95" style:family="text">
      <style:text-properties style:text-position="0% 100%" style:font-name="MathJax_Main" fo:font-style="normal" officeooo:rsid="00d4f471" style:font-size-asian="13.1000003814697pt" style:font-style-asian="normal" style:font-style-complex="normal"/>
    </style:style>
    <style:style style:name="T96" style:family="text">
      <style:text-properties style:text-position="0% 100%" style:font-name="MathJax_Main" fo:font-style="normal" officeooo:rsid="00d66366" style:font-size-asian="13.1000003814697pt" style:font-style-asian="normal" style:font-style-complex="normal"/>
    </style:style>
    <style:style style:name="T97" style:family="text">
      <style:text-properties style:text-position="0% 100%" style:font-name="MathJax_Main" fo:font-style="normal" officeooo:rsid="00d8d22a" style:font-size-asian="13.1000003814697pt" style:font-style-asian="normal" style:font-style-complex="normal"/>
    </style:style>
    <style:style style:name="T98" style:family="text">
      <style:text-properties style:text-position="0% 100%" style:font-name="MathJax_Main" fo:font-style="normal" officeooo:rsid="00daaef6" style:font-size-asian="13.1000003814697pt" style:font-style-asian="normal" style:font-style-complex="normal"/>
    </style:style>
    <style:style style:name="T99" style:family="text">
      <style:text-properties style:text-position="0% 100%" style:font-name="MathJax_Main" fo:font-style="normal" officeooo:rsid="00dbb277" style:font-size-asian="13.1000003814697pt" style:font-style-asian="normal" style:font-style-complex="normal"/>
    </style:style>
    <style:style style:name="T100" style:family="text">
      <style:text-properties style:text-position="0% 100%" style:font-name="MathJax_Main" fo:font-style="normal" officeooo:rsid="00dbf219" style:font-size-asian="13.1000003814697pt" style:font-style-asian="normal" style:font-style-complex="normal"/>
    </style:style>
    <style:style style:name="T101" style:family="text">
      <style:text-properties style:text-position="0% 100%" style:font-name="MathJax_Main" fo:font-style="normal" officeooo:rsid="00dd47ed" style:font-size-asian="13.1000003814697pt" style:font-style-asian="normal" style:font-style-complex="normal"/>
    </style:style>
    <style:style style:name="T102" style:family="text">
      <style:text-properties style:text-position="0% 100%" style:font-name="MathJax_Main" fo:font-style="normal" officeooo:rsid="00e07ac8" style:font-size-asian="13.1000003814697pt" style:font-style-asian="normal" style:font-style-complex="normal"/>
    </style:style>
    <style:style style:name="T103" style:family="text">
      <style:text-properties style:text-position="0% 100%" style:font-name="MathJax_Main" fo:font-style="normal" officeooo:rsid="00e2e42b" style:font-size-asian="13.1000003814697pt" style:font-style-asian="normal" style:font-style-complex="normal"/>
    </style:style>
    <style:style style:name="T104" style:family="text">
      <style:text-properties style:text-position="0% 100%" style:font-name="MathJax_Main" fo:font-style="normal" officeooo:rsid="00e4d8ab" style:font-size-asian="13.1000003814697pt" style:font-style-asian="normal" style:font-style-complex="normal"/>
    </style:style>
    <style:style style:name="T105" style:family="text">
      <style:text-properties style:text-position="0% 100%" style:font-name="MathJax_Main" fo:font-style="normal" officeooo:rsid="00e79cf1" style:font-size-asian="13.1000003814697pt" style:font-style-asian="normal" style:font-style-complex="normal"/>
    </style:style>
    <style:style style:name="T106" style:family="text">
      <style:text-properties style:text-position="0% 100%" style:font-name="MathJax_Main" fo:font-style="normal" officeooo:rsid="00ea392b" style:font-size-asian="13.1000003814697pt" style:font-style-asian="normal" style:font-style-complex="normal"/>
    </style:style>
    <style:style style:name="T107" style:family="text">
      <style:text-properties style:text-position="0% 100%" style:font-name="MathJax_Main" fo:font-style="normal" officeooo:rsid="00eb6d86" style:font-size-asian="13.1000003814697pt" style:font-style-asian="normal" style:font-style-complex="normal"/>
    </style:style>
    <style:style style:name="T108" style:family="text">
      <style:text-properties style:text-position="0% 100%" style:font-name="MathJax_Main" fo:font-style="normal" officeooo:rsid="012b5294" style:font-size-asian="13.1000003814697pt" style:font-style-asian="normal" style:font-style-complex="normal"/>
    </style:style>
    <style:style style:name="T109" style:family="text">
      <style:text-properties style:text-position="0% 100%" style:font-name="MathJax_Main" fo:font-style="normal" officeooo:rsid="012ca40d" style:font-size-asian="13.1000003814697pt" style:font-style-asian="normal" style:font-style-complex="normal"/>
    </style:style>
    <style:style style:name="T110" style:family="text">
      <style:text-properties style:text-position="0% 100%" style:font-name="MathJax_Main" fo:font-style="normal" officeooo:rsid="012e1113" style:font-size-asian="13.1000003814697pt" style:font-style-asian="normal" style:font-style-complex="normal"/>
    </style:style>
    <style:style style:name="T111" style:family="text">
      <style:text-properties style:text-position="0% 100%" style:font-name="MathJax_Main" fo:font-style="normal" officeooo:rsid="012edef5" style:font-size-asian="13.1000003814697pt" style:font-style-asian="normal" style:font-style-complex="normal"/>
    </style:style>
    <style:style style:name="T112" style:family="text">
      <style:text-properties style:text-position="0% 100%" style:font-name="MathJax_Main" fo:font-style="normal" officeooo:rsid="0132bf44" style:font-size-asian="13.1000003814697pt" style:font-style-asian="normal" style:font-style-complex="normal"/>
    </style:style>
    <style:style style:name="T113" style:family="text">
      <style:text-properties style:text-position="0% 100%" style:font-name="MathJax_Main" fo:font-style="normal" officeooo:rsid="01340a10" style:font-size-asian="13.1000003814697pt" style:font-style-asian="normal" style:font-style-complex="normal"/>
    </style:style>
    <style:style style:name="T114" style:family="text">
      <style:text-properties style:text-position="0% 100%" style:font-name="MathJax_Main" fo:font-style="normal" officeooo:rsid="0134cf79" style:font-size-asian="13.1000003814697pt" style:font-style-asian="normal" style:font-style-complex="normal"/>
    </style:style>
    <style:style style:name="T115" style:family="text">
      <style:text-properties style:text-position="0% 100%" fo:font-weight="bold" style:font-weight-asian="bold" style:font-weight-complex="bold"/>
    </style:style>
    <style:style style:name="T116" style:family="text">
      <style:text-properties style:text-position="0% 100%" fo:font-weight="bold" officeooo:rsid="00954b0d" style:font-weight-asian="bold" style:font-weight-complex="bold"/>
    </style:style>
    <style:style style:name="T117" style:family="text">
      <style:text-properties style:text-position="0% 100%" fo:font-weight="bold" officeooo:rsid="009b389d" style:font-weight-asian="bold" style:font-weight-complex="bold"/>
    </style:style>
    <style:style style:name="T118" style:family="text">
      <style:text-properties style:text-position="0% 100%" fo:font-weight="normal" style:font-weight-asian="normal" style:font-weight-complex="normal"/>
    </style:style>
    <style:style style:name="T119" style:family="text">
      <style:text-properties style:text-position="0% 100%" fo:font-weight="normal" officeooo:rsid="01206b65" style:font-weight-asian="normal" style:font-weight-complex="normal"/>
    </style:style>
    <style:style style:name="T120" style:family="text">
      <style:text-properties style:text-position="0% 100%" fo:font-weight="normal" officeooo:rsid="0122e3e5" style:font-weight-asian="normal" style:font-weight-complex="normal"/>
    </style:style>
    <style:style style:name="T121" style:family="text">
      <style:text-properties style:text-position="0% 100%" fo:font-weight="normal" officeooo:rsid="01232605" style:font-weight-asian="normal" style:font-weight-complex="normal"/>
    </style:style>
    <style:style style:name="T122" style:family="text">
      <style:text-properties style:text-position="0% 100%" fo:font-weight="normal" officeooo:rsid="01265618" style:font-weight-asian="normal" style:font-weight-complex="normal"/>
    </style:style>
    <style:style style:name="T123" style:family="text">
      <style:text-properties style:text-position="0% 100%" fo:font-weight="normal" officeooo:rsid="013a2bcf" style:font-weight-asian="normal" style:font-weight-complex="normal"/>
    </style:style>
    <style:style style:name="T124" style:family="text">
      <style:text-properties style:text-position="0% 100%" fo:font-weight="normal" officeooo:rsid="013bf36a" style:font-weight-asian="normal" style:font-weight-complex="normal"/>
    </style:style>
    <style:style style:name="T125" style:family="text">
      <style:text-properties style:text-position="0% 100%" fo:font-weight="normal" officeooo:rsid="013fc665" style:font-weight-asian="normal" style:font-weight-complex="normal"/>
    </style:style>
    <style:style style:name="T126" style:family="text">
      <style:text-properties style:text-position="0% 100%" fo:font-weight="normal" officeooo:rsid="0141f646" style:font-weight-asian="normal" style:font-weight-complex="normal"/>
    </style:style>
    <style:style style:name="T127" style:family="text">
      <style:text-properties style:text-position="0% 100%" fo:font-weight="normal" officeooo:rsid="0143e75b" style:font-weight-asian="normal" style:font-weight-complex="normal"/>
    </style:style>
    <style:style style:name="T12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29" style:family="text">
      <style:text-properties style:text-position="0% 100%" fo:font-style="normal" fo:font-weight="normal" officeooo:rsid="00e4b6d8" style:font-style-asian="normal" style:font-weight-asian="normal" style:font-style-complex="normal" style:font-weight-complex="normal"/>
    </style:style>
    <style:style style:name="T130" style:family="text">
      <style:text-properties style:text-position="0% 100%" fo:font-style="normal" fo:font-weight="normal" officeooo:rsid="00bdc28d" style:font-style-asian="normal" style:font-weight-asian="normal" style:font-style-complex="normal" style:font-weight-complex="normal"/>
    </style:style>
    <style:style style:name="T131" style:family="text">
      <style:text-properties style:text-position="0% 100%" fo:font-style="normal" fo:font-weight="normal" officeooo:rsid="00beba03" style:font-style-asian="normal" style:font-weight-asian="normal" style:font-style-complex="normal" style:font-weight-complex="normal"/>
    </style:style>
    <style:style style:name="T132" style:family="text">
      <style:text-properties style:text-position="0% 100%" fo:font-style="normal" fo:font-weight="normal" officeooo:rsid="00f0c99a" style:font-style-asian="normal" style:font-weight-asian="normal" style:font-style-complex="normal" style:font-weight-complex="normal"/>
    </style:style>
    <style:style style:name="T133" style:family="text">
      <style:text-properties style:text-position="0% 100%" fo:font-style="normal" fo:font-weight="normal" officeooo:rsid="01ffe5fa" style:font-style-asian="normal" style:font-weight-asian="normal" style:font-style-complex="normal" style:font-weight-complex="normal"/>
    </style:style>
    <style:style style:name="T134" style:family="text">
      <style:text-properties style:text-position="0% 100%" fo:font-style="normal" fo:font-weight="normal" officeooo:rsid="0201537e" style:font-style-asian="normal" style:font-weight-asian="normal" style:font-style-complex="normal" style:font-weight-complex="normal"/>
    </style:style>
    <style:style style:name="T135" style:family="text">
      <style:text-properties style:text-position="0% 100%" fo:font-style="normal" fo:font-weight="normal" officeooo:rsid="02029f3b" style:font-style-asian="normal" style:font-weight-asian="normal" style:font-style-complex="normal" style:font-weight-complex="normal"/>
    </style:style>
    <style:style style:name="T136" style:family="text">
      <style:text-properties style:text-position="0% 100%" fo:font-style="normal" fo:font-weight="normal" officeooo:rsid="0202a76b" style:font-style-asian="normal" style:font-weight-asian="normal" style:font-style-complex="normal" style:font-weight-complex="normal"/>
    </style:style>
    <style:style style:name="T137" style:family="text">
      <style:text-properties style:text-position="0% 100%" fo:font-style="normal" fo:font-weight="normal" officeooo:rsid="0160ea8a" style:font-style-asian="normal" style:font-weight-asian="normal" style:font-style-complex="normal" style:font-weight-complex="normal"/>
    </style:style>
    <style:style style:name="T138" style:family="text">
      <style:text-properties style:text-position="0% 100%" fo:font-style="normal" fo:font-weight="normal" officeooo:rsid="016273a1" style:font-style-asian="normal" style:font-weight-asian="normal" style:font-style-complex="normal" style:font-weight-complex="normal"/>
    </style:style>
    <style:style style:name="T139" style:family="text">
      <style:text-properties officeooo:rsid="006aa32c"/>
    </style:style>
    <style:style style:name="T140" style:family="text">
      <style:text-properties style:text-position="super 58%" fo:font-style="normal" fo:font-weight="normal" officeooo:rsid="01fca1e6" style:font-style-asian="normal" style:font-weight-asian="normal" style:font-style-complex="normal" style:font-weight-complex="normal"/>
    </style:style>
    <style:style style:name="T141" style:family="text">
      <style:text-properties style:text-position="super 58%" fo:font-style="normal" fo:font-weight="normal" officeooo:rsid="016273a1" style:font-style-asian="normal" style:font-weight-asian="normal" style:font-style-complex="normal" style:font-weight-complex="normal"/>
    </style:style>
    <style:style style:name="T142" style:family="text">
      <style:text-properties officeooo:rsid="0016bbaf"/>
    </style:style>
    <style:style style:name="T143" style:family="text">
      <style:text-properties style:text-position="sub 58%" fo:font-weight="normal" officeooo:rsid="013bf36a" style:font-weight-asian="normal" style:font-weight-complex="normal"/>
    </style:style>
    <style:style style:name="T144" style:family="text">
      <style:text-properties style:text-position="sub 58%" fo:font-style="normal" fo:font-weight="normal" officeooo:rsid="016273a1" style:font-style-asian="normal" style:font-weight-asian="normal" style:font-style-complex="normal" style:font-weight-complex="normal"/>
    </style:style>
    <style:style style:name="T145" style:family="text">
      <style:text-properties style:text-position="sub 58%" fo:font-style="normal" fo:font-weight="normal" officeooo:rsid="0166bbe8" style:font-style-asian="normal" style:font-weight-asian="normal" style:font-style-complex="normal" style:font-weight-complex="normal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fo:font-weight="normal" officeooo:rsid="01f5ea69" style:font-weight-asian="normal" style:font-weight-complex="normal"/>
    </style:style>
    <style:style style:name="T148" style:family="text">
      <style:text-properties fo:font-weight="normal" officeooo:rsid="014eb071" style:font-weight-asian="normal" style:font-weight-complex="normal"/>
    </style:style>
    <style:style style:name="T149" style:family="text">
      <style:text-properties fo:font-weight="normal" officeooo:rsid="015130c6" style:font-weight-asian="normal" style:font-weight-complex="normal"/>
    </style:style>
    <style:style style:name="T150" style:family="text">
      <style:text-properties fo:font-weight="normal" officeooo:rsid="01550095" style:font-weight-asian="normal" style:font-weight-complex="normal"/>
    </style:style>
    <style:style style:name="T151" style:family="text">
      <style:text-properties officeooo:rsid="01682d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<text:tab/> <text:s text:c="6"/><text:span text:style-name="T142">Air <text:s/>Strike</text:span></text:p>
      <text:p text:style-name="P8"/>
      <text:p text:style-name="P8">PROBLEM STATEMENT:</text:p>
      <text:p text:style-name="P9"/>
      <text:p text:style-name="P16"><text:span text:style-name="T9">D</text:span><text:span text:style-name="T8">ue to </text:span><text:span text:style-name="T10">the </text:span><text:span text:style-name="T11">intense rivalry </text:span><text:span text:style-name="T12">between </text:span><text:span text:style-name="T13">Chefland </text:span><text:span text:style-name="T14">and Monkland, </text:span><text:span text:style-name="T15">the </text:span><text:span text:style-name="T16">soldiers </text:span><text:span text:style-name="T17">of </text:span><text:span text:style-name="T18">Chefland </text:span><text:span text:style-name="T19">are </text:span><text:span text:style-name="T20">ordered </text:span><text:span text:style-name="T21">to </text:span><text:span text:style-name="T22">destroy </text:span><text:span text:style-name="T23">the </text:span><text:span text:style-name="T24">enemy’s area.</text:span></text:p>
      <text:p text:style-name="P18"><text:span text:style-name="T24">I</text:span><text:span text:style-name="T8">n order </text:span><text:span text:style-name="T25">to </text:span><text:span text:style-name="T26">succeed </text:span><text:span text:style-name="T27">in their plan, </text:span><text:span text:style-name="T29">their </text:span><text:span text:style-name="T28">Chief </text:span><text:span text:style-name="T36">identifies</text:span><text:span text:style-name="T30"> </text:span><text:span text:style-name="T31">some </text:span><text:span text:style-name="T32">points </text:span><text:span text:style-name="T33">along a </text:span><text:span text:style-name="T34">straight </text:span><text:span text:style-name="T35">line</text:span><text:span text:style-name="T42">(</text:span><text:span text:style-name="T43">preferably </text:span><text:span text:style-name="T44">along </text:span><text:span text:style-name="T45">the </text:span><text:span text:style-name="T46">y-axis</text:span><text:span text:style-name="T42">)</text:span><text:span text:style-name="T35"> </text:span><text:span text:style-name="T37">where </text:span><text:span text:style-name="T38">the </text:span><text:span text:style-name="T39">bombs </text:span><text:span text:style-name="T40">could </text:span><text:span text:style-name="T41">be dropped.</text:span><text:span text:style-name="T35"> </text:span><text:span text:style-name="T28"><text:s/></text:span></text:p>
      <text:p text:style-name="P4"/>
      <text:p text:style-name="P17"><text:span text:style-name="T47">These </text:span><text:span text:style-name="T48">droppings </text:span><text:span text:style-name="T49">are capable </text:span><text:span text:style-name="T50">of destroying </text:span><text:span text:style-name="T51">an area </text:span><text:span text:style-name="T52">described by a circle </text:span><text:span text:style-name="T53">with </text:span><text:span text:style-name="T54">radius </text:span><text:span text:style-name="T85">r </text:span><text:span text:style-name="T67">around the </text:span><text:span text:style-name="T68">point of their </text:span><text:span text:style-name="T69">drop</text:span><text:span text:style-name="T55">. </text:span><text:span text:style-name="T56">You will be </text:span><text:span text:style-name="T57">given </text:span><text:span text:style-name="T89">y</text:span><text:span text:style-name="T87">-</text:span><text:span text:style-name="T88">coordinates</text:span><text:span text:style-name="T60"> </text:span><text:span text:style-name="T70">(</text:span><text:span text:style-name="T72">x</text:span><text:span text:style-name="T71">=0</text:span><text:span text:style-name="T70">) </text:span><text:span text:style-name="T61">of </text:span><text:span text:style-name="T62">the </text:span><text:span text:style-name="T86">N</text:span><text:span text:style-name="T58"> </text:span><text:span text:style-name="T59">points where the </text:span><text:span text:style-name="T63">Chief </text:span><text:span text:style-name="T64">has decided </text:span><text:span text:style-name="T65">to throw </text:span><text:span text:style-name="T66">bombs.</text:span></text:p>
      <text:p text:style-name="P6"/>
      <text:p text:style-name="P19"><text:span text:style-name="T66">T</text:span><text:span text:style-name="T8">his plan </text:span><text:span text:style-name="T73">has a drawback – </text:span><text:span text:style-name="T74">there can be areas </text:span><text:span text:style-name="T75">where</text:span><text:span text:style-name="T76"> two </text:span><text:span text:style-name="T80">or more </text:span><text:span text:style-name="T76">bombs <text:s/></text:span><text:span text:style-name="T77">affect </text:span><text:span text:style-name="T78">each </text:span><text:span text:style-name="T79">other’</text:span><text:span text:style-name="T81">s </text:span><text:span text:style-name="T82">destruction </text:span><text:span text:style-name="T83">area</text:span><text:span text:style-name="T84">(in simple words overlap each other’s area)</text:span><text:span text:style-name="T83">.</text:span></text:p>
      <text:p text:style-name="P5"/>
      <text:p text:style-name="P17"><text:span text:style-name="T91">Being a </text:span><text:span text:style-name="T92">responsible </text:span><text:span text:style-name="T93">citizen </text:span><text:span text:style-name="T94">of Chefland, </text:span><text:span text:style-name="T95">you </text:span><text:span text:style-name="T96">need </text:span><text:span text:style-name="T97">to </text:span><text:span text:style-name="T98">figure out </text:span><text:span text:style-name="T99">the </text:span><text:span text:style-name="T90">minimum </text:span><text:span text:style-name="T105">number of </text:span><text:span text:style-name="T100">points </text:span><text:span text:style-name="T101">where </text:span><text:span text:style-name="T102">bombs </text:span><text:span text:style-name="T103">should </text:span><text:span text:style-name="T104">not </text:span><text:span text:style-name="T106">be dropped </text:span><text:span text:style-name="T108">such that </text:span><text:span text:style-name="T109">after </text:span><text:span text:style-name="T110">removing </text:span><text:span text:style-name="T111">all </text:span><text:span text:style-name="T112">those </text:span><text:span text:style-name="T113">bombs droppings, no </text:span><text:span text:style-name="T114">two circles’ area affect each other.</text:span><text:span text:style-name="T107"> </text:span><text:span text:style-name="T7"><text:s/></text:span></text:p>
      <text:p text:style-name="P21"/>
      <text:p text:style-name="P21"/>
      <text:p text:style-name="P10">INPUT:</text:p>
      <text:p text:style-name="P12">First line <text:span text:style-name="T139">contains an integer </text:span><text:span text:style-name="T116">N, </text:span><text:span text:style-name="T119">denoting </text:span><text:span text:style-name="T120">the </text:span><text:span text:style-name="T121">number of points </text:span><text:span text:style-name="T122">where bombs are planned to be dropped.</text:span></text:p>
      <text:p text:style-name="P13"><text:span text:style-name="T122">N</text:span><text:span text:style-name="T118">ext N lines </text:span><text:span text:style-name="T123">consists of two integers </text:span><text:span text:style-name="T124">r</text:span><text:span text:style-name="T143">i </text:span><text:span text:style-name="T124">and x</text:span><text:span text:style-name="T143">i </text:span><text:span text:style-name="T124">, denoting the radius of the circle covered by </text:span><text:span text:style-name="T125">i-th bomb </text:span><text:span text:style-name="T126">and x-coordinate of the </text:span><text:span text:style-name="T127">bomb. </text:span></text:p>
      <text:p text:style-name="P20"/>
      <text:p text:style-name="P11"><text:span text:style-name="T117">O</text:span><text:span text:style-name="T115">UTPUT:</text:span></text:p>
      <text:p text:style-name="P3"><text:span text:style-name="T147">P</text:span><text:span text:style-name="T146">rint a single integer </text:span><text:span text:style-name="T148">denoting the minimum number of points </text:span><text:span text:style-name="T149">to be removed so that </text:span><text:span text:style-name="T150">no two areas overlap each other.</text:span></text:p>
      <text:p text:style-name="P2"><text:soft-page-break/><text:s/><text:span text:style-name="T6">Constraints:</text:span></text:p>
      <text:p text:style-name="P14"><text:span text:style-name="T137">1</text:span><text:span text:style-name="T128"> &lt;= </text:span><text:span text:style-name="T129">N</text:span><text:span text:style-name="T130"> &lt;</text:span><text:span text:style-name="T131">= 10</text:span><text:span text:style-name="T140">5</text:span></text:p>
      <text:p text:style-name="P15"><text:span text:style-name="T138">1</text:span><text:span text:style-name="T132"> </text:span><text:span text:style-name="T128">&lt;= </text:span><text:span text:style-name="T138">r</text:span><text:span text:style-name="T144">i</text:span><text:span text:style-name="T133"> </text:span><text:span text:style-name="T134">&lt;</text:span><text:span text:style-name="T135">= </text:span><text:span text:style-name="T136">10</text:span><text:span text:style-name="T141">9</text:span></text:p>
      <text:p text:style-name="P1"><text:span text:style-name="T2">-1</text:span><text:span text:style-name="T4">0</text:span><text:span text:style-name="T141">9</text:span><text:span text:style-name="T2"> </text:span><text:span text:style-name="T1">&lt;= <text:s/></text:span><text:span text:style-name="T5">x</text:span><text:span text:style-name="T145">i</text:span><text:span text:style-name="T1"> <text:s/>&lt;= </text:span><text:span text:style-name="T2">1</text:span><text:span text:style-name="T4">0</text:span><text:span text:style-name="T141">9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_Main" svg:font-family="MathJax_Ma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23:26:15.101318045</meta:creation-date>
    <dc:date>2019-07-20T10:04:25.770381236</dc:date>
    <meta:editing-duration>PT54M47S</meta:editing-duration>
    <meta:editing-cycles>173</meta:editing-cycles>
    <meta:generator>LibreOffice/6.0.7.3$Linux_X86_64 LibreOffice_project/00m0$Build-3</meta:generator>
    <meta:document-statistic meta:table-count="0" meta:image-count="0" meta:object-count="0" meta:page-count="2" meta:paragraph-count="16" meta:word-count="233" meta:character-count="1330" meta:non-whitespace-character-count="1091"/>
  </office:meta>
</office:document-meta>
</file>